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333in" table:align="left"/>
    </style:style>
    <style:style style:name="Table1.A" style:family="table-column">
      <style:table-column-properties style:column-width="1.6896in"/>
    </style:style>
    <style:style style:name="Table1.B" style:family="table-column">
      <style:table-column-properties style:column-width="4.343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ute Fragen! Das betrifft wichtige Aspekte von <text:span text:style-name="Strong_20_Emphasis">Dateischutz, Sicherheit und Zugriffskontrolle</text:span> in Python. Ich erkläre dir alles genau und gebe dir Codebeispiele für:</text:p>
      <text:p text:style-name="Horizontal_20_Line"/>
      <text:h text:style-name="Heading_20_2" text:outline-level="2">📁 1. <text:span text:style-name="Strong_20_Emphasis">Dateien verstecken (unter Windows &amp; Linux/macOS)</text:span></text:h>
      <text:h text:style-name="Heading_20_3" text:outline-level="3">✅ Windows</text:h>
      <text:p text:style-name="Text_20_body">Verstecken per Attribut <text:span text:style-name="Source_20_Text">hidden</text:span>:</text:p>
      <text:p text:style-name="Preformatted_20_Text"><text:span text:style-name="Source_20_Text">import os</text:span></text:p>
      <text:p text:style-name="Preformatted_20_Text"><text:span text:style-name="Source_20_Text">import ctypes</text:span></text:p>
      <text:p text:style-name="Preformatted_20_Text"/>
      <text:p text:style-name="Preformatted_20_Text"><text:span text:style-name="Source_20_Text">filename = "config.json"</text:span></text:p>
      <text:p text:style-name="Preformatted_20_Text"/>
      <text:p text:style-name="Preformatted_20_Text"><text:span text:style-name="Source_20_Text"># Verstecken</text:span></text:p>
      <text:p text:style-name="Preformatted_20_Text"><text:span text:style-name="Source_20_Text">ctypes.windll.kernel32.SetFileAttributesW(filename, 0x02) <text:s/># 0x02 = versteckt</text:span></text:p>
      <text:p text:style-name="Preformatted_20_Text"/>
      <text:p text:style-name="Preformatted_20_Text"><text:span text:style-name="Source_20_Text"># Sichtbar machen</text:span></text:p>
      <text:p text:style-name="P1"><text:span text:style-name="Source_20_Text">ctypes.windll.kernel32.SetFileAttributesW(filename, 0x80) <text:s/># 0x80 = normal</text:span></text:p>
      <text:h text:style-name="Heading_20_3" text:outline-level="3">✅ Linux/macOS</text:h>
      <text:p text:style-name="Text_20_body">Dort ist eine Datei <text:span text:style-name="Strong_20_Emphasis">versteckt</text:span>, wenn sie <text:span text:style-name="Strong_20_Emphasis">mit Punkt beginnt</text:span>, z. B. <text:span text:style-name="Source_20_Text">.config.json</text:span>.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# Verstecken: durch Umbenennen</text:span></text:p>
      <text:p text:style-name="Preformatted_20_Text"><text:span text:style-name="Source_20_Text">os.rename("config.json", ".config.json")</text:span></text:p>
      <text:p text:style-name="Preformatted_20_Text"/>
      <text:p text:style-name="Preformatted_20_Text"><text:span text:style-name="Source_20_Text"># Sichtbar machen</text:span></text:p>
      <text:p text:style-name="P1"><text:span text:style-name="Source_20_Text">os.rename(".config.json", "config.json")</text:span></text:p>
      <text:p text:style-name="Horizontal_20_Line"/>
      <text:h text:style-name="Heading_20_2" text:outline-level="2">🔐 2. <text:span text:style-name="Strong_20_Emphasis">Dateien schreibgeschützt machen / Schreibschutz entfernen</text:span></text:h>
      <text:h text:style-name="Heading_20_3" text:outline-level="3">Cross-Plattform (funktioniert überall):</text:h>
      <text:p text:style-name="Preformatted_20_Text"><text:span text:style-name="Source_20_Text">import os</text:span></text:p>
      <text:p text:style-name="Preformatted_20_Text"><text:span text:style-name="Source_20_Text">import stat</text:span></text:p>
      <text:p text:style-name="Preformatted_20_Text"/>
      <text:p text:style-name="Preformatted_20_Text"><text:span text:style-name="Source_20_Text">filename = "config.json"</text:span></text:p>
      <text:p text:style-name="Preformatted_20_Text"/>
      <text:p text:style-name="Preformatted_20_Text"><text:span text:style-name="Source_20_Text"># Schreibschutz aktivieren</text:span></text:p>
      <text:p text:style-name="Preformatted_20_Text"><text:span text:style-name="Source_20_Text">os.chmod(filename, stat.S_IREAD)</text:span></text:p>
      <text:p text:style-name="Preformatted_20_Text"/>
      <text:p text:style-name="Preformatted_20_Text"><text:span text:style-name="Source_20_Text"># Schreibschutz entfernen (wieder beschreibbar)</text:span></text:p>
      <text:p text:style-name="P1"><text:span text:style-name="Source_20_Text">os.chmod(filename, stat.S_IWRITE)</text:span></text:p>
      <text:p text:style-name="Quotations">Optional für nur <text:span text:style-name="Strong_20_Emphasis">Owner-Read-Only</text:span> unter Linux:</text:p>
      <text:p text:style-name="P1"><text:span text:style-name="Source_20_Text">os.chmod(filename, 0o400) <text:s/># Nur lesbar für Besitzer</text:span></text:p>
      <text:p text:style-name="Horizontal_20_Line"/>
      <text:h text:style-name="Heading_20_2" text:outline-level="2"><text:soft-page-break/>🔑 3. <text:span text:style-name="Strong_20_Emphasis">Authentifizierung mit PC-Passwort (Benutzer-Authentifizierung)</text:span></text:h>
      <text:h text:style-name="Heading_20_3" text:outline-level="3">❗ Das geht nicht direkt mit Python allein.</text:h>
      <text:p text:style-name="Text_20_body">Aber: <text:span text:style-name="Strong_20_Emphasis">Unter Windows</text:span> kannst du mit <text:span text:style-name="Source_20_Text">runas</text:span> den Nutzer auffordern, sich zu authentifizieren.</text:p>
      <text:h text:style-name="Heading_20_3" text:outline-level="3">🪪 Möglichkeit mit Passwort-Eingabe abfragen:</text:h>
      <text:p text:style-name="Text_20_body">Du kannst das Benutzerpasswort <text:span text:style-name="Strong_20_Emphasis">abfragen</text:span> (nicht prüfen) und z. B. mit einem Systembefehl validieren:</text:p>
      <text:h text:style-name="Heading_20_4" text:outline-level="4">Beispiel (funktioniert nur unter Windows und bei richtiger Konfiguration):</text:h>
      <text:p text:style-name="Preformatted_20_Text"><text:span text:style-name="Source_20_Text">import subprocess</text:span></text:p>
      <text:p text:style-name="Preformatted_20_Text"><text:span text:style-name="Source_20_Text">import getpass</text:span></text:p>
      <text:p text:style-name="Preformatted_20_Text"/>
      <text:p text:style-name="Preformatted_20_Text"><text:span text:style-name="Source_20_Text">username = os.getlogin()</text:span></text:p>
      <text:p text:style-name="Preformatted_20_Text"><text:span text:style-name="Source_20_Text">password = getpass.getpass("Bitte gib dein Windows-Passwort ein: ")</text:span></text:p>
      <text:p text:style-name="Preformatted_20_Text"/>
      <text:p text:style-name="Preformatted_20_Text"><text:span text:style-name="Source_20_Text">try:</text:span></text:p>
      <text:p text:style-name="Preformatted_20_Text"><text:span text:style-name="Source_20_Text"><text:s text:c="4"/>result = subprocess.run(['runas', f'/user:{username}', 'cmd.exe'], input=password.encode(), check=True)</text:span></text:p>
      <text:p text:style-name="Preformatted_20_Text"><text:span text:style-name="Source_20_Text"><text:s text:c="4"/>print("Authentifizierung erfolgreich")</text:span></text:p>
      <text:p text:style-name="Preformatted_20_Text"><text:span text:style-name="Source_20_Text">except subprocess.CalledProcessError:</text:span></text:p>
      <text:p text:style-name="P1"><text:span text:style-name="Source_20_Text"><text:s text:c="4"/>print("Falsches Passwort oder Zugriff verweigert")</text:span></text:p>
      <text:p text:style-name="Text_20_body">⚠️ <text:span text:style-name="Strong_20_Emphasis">Beachte</text:span>: Das ist unsicher ohne echte Auth-Verifikation. Für sensible Anwendungen wäre z. B. ein Token oder Admin-Check mit <text:span text:style-name="Source_20_Text">sudo</text:span> besser geeignet (Linux).</text:p>
      <text:p text:style-name="Horizontal_20_Line"/>
      <text:h text:style-name="Heading_20_2" text:outline-level="2">💡 Alternativen / Empfehlungen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Ziel</text:p>
            </table:table-cell>
            <table:table-cell table:style-name="Table1.A1" office:value-type="string">
              <text:p text:style-name="Table_20_Heading">Besserer Weg</text:p>
            </table:table-cell>
          </table:table-row>
        </table:table-header-rows>
        <table:table-row>
          <table:table-cell table:style-name="Table1.A1" office:value-type="string">
            <text:p text:style-name="Table_20_Contents">Datei schützen</text:p>
          </table:table-cell>
          <table:table-cell table:style-name="Table1.A1" office:value-type="string">
            <text:p text:style-name="Table_20_Contents">Verschlüsseln (z. B. mit <text:span text:style-name="Source_20_Text">cryptography.fernet</text:span>)</text:p>
          </table:table-cell>
        </table:table-row>
        <table:table-row>
          <table:table-cell table:style-name="Table1.A1" office:value-type="string">
            <text:p text:style-name="Table_20_Contents">Zugriff verhindern</text:p>
          </table:table-cell>
          <table:table-cell table:style-name="Table1.A1" office:value-type="string">
            <text:p text:style-name="Table_20_Contents">Zugriff via Benutzerrolle oder Systemordner</text:p>
          </table:table-cell>
        </table:table-row>
        <table:table-row>
          <table:table-cell table:style-name="Table1.A1" office:value-type="string">
            <text:p text:style-name="Table_20_Contents">Passwortabfrage</text:p>
          </table:table-cell>
          <table:table-cell table:style-name="Table1.A1" office:value-type="string">
            <text:p text:style-name="Table_20_Contents">Eigenes Masterpasswort speichern &amp; abfragen</text:p>
          </table:table-cell>
        </table:table-row>
        <table:table-row>
          <table:table-cell table:style-name="Table1.A1" office:value-type="string">
            <text:p text:style-name="Table_20_Contents">Admin-Rechte abfragen</text:p>
          </table:table-cell>
          <table:table-cell table:style-name="Table1.A1" office:value-type="string">
            <text:p text:style-name="Table_20_Contents"><text:span text:style-name="Source_20_Text">os.geteuid()</text:span> (Linux/mac) oder <text:span text:style-name="Source_20_Text">is_admin()</text:span> (Windows)</text:p>
          </table:table-cell>
        </table:table-row>
      </table:table>
      <text:p text:style-name="Horizontal_20_Line"/>
      <text:h text:style-name="Heading_20_3" text:outline-level="3">Windows Admin-Rechte erkennen:</text:h>
      <text:p text:style-name="Preformatted_20_Text"><text:span text:style-name="Source_20_Text">import ctypes</text:span></text:p>
      <text:p text:style-name="Preformatted_20_Text"/>
      <text:p text:style-name="Preformatted_20_Text"><text:span text:style-name="Source_20_Text">def is_admin(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turn ctypes.windll.shell32.IsUserAnAdmin()</text:span></text:p>
      <text:p text:style-name="Preformatted_20_Text"><text:span text:style-name="Source_20_Text"><text:s text:c="4"/>except:</text:span></text:p>
      <text:p text:style-name="P1"><text:span text:style-name="Source_20_Text"><text:s text:c="8"/>return False</text:span></text:p>
      <text:p text:style-name="Horizontal_20_Line"/>
      <text:h text:style-name="Heading_20_2" text:outline-level="2"><text:soft-page-break/>🔐 Empfehlung für dich:</text:h>
      <text:list text:style-name="L1">
        <text:list-item>
          <text:p text:style-name="P2">Speichere deine Konfigs versteckt &amp; verschlüsselt (<text:span text:style-name="Source_20_Text">.json</text:span>, + Fernet).</text:p>
        </text:list-item>
        <text:list-item>
          <text:p text:style-name="P2">Nutze Schreibschutz über <text:span text:style-name="Source_20_Text">os.chmod</text:span>.</text:p>
        </text:list-item>
        <text:list-item>
          <text:p text:style-name="P2">Wenn du Sicherheit willst: baue einen <text:span text:style-name="Strong_20_Emphasis">Mastercode</text:span>, den der User bei jedem Start eingeben muss (wie ein Passwort).</text:p>
        </text:list-item>
      </text:list>
      <text:p text:style-name="Horizontal_20_Line"/>
      <text:p text:style-name="Text_20_body">Willst du, dass ich dir ein kleines Mini-Modul schreibe, das <text:span text:style-name="Source_20_Text">verstecken</text:span>, <text:span text:style-name="Source_20_Text">sichtbar machen</text:span>, <text:span text:style-name="Source_20_Text">schreibschützen</text:span>, <text:span text:style-name="Source_20_Text">entschützen</text:span> usw. kapselt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6:49:29.244207773</meta:creation-date>
    <dc:date>2025-07-01T16:49:39.028115067</dc:date>
    <meta:editing-duration>PT10S</meta:editing-duration>
    <meta:editing-cycles>1</meta:editing-cycles>
    <meta:document-statistic meta:table-count="1" meta:image-count="0" meta:object-count="0" meta:page-count="3" meta:paragraph-count="68" meta:word-count="344" meta:character-count="2837" meta:non-whitespace-character-count="2525"/>
    <meta:generator>LibreOffice/24.2.7.2$Linux_X86_64 LibreOffice_project/420$Build-2</meta:generator>
  </office:meta>
</office:document-meta>
</file>